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700000352D6B2E66B.png" manifest:media-type="image/png"/>
  <manifest:file-entry manifest:full-path="Pictures/1000000100000200000002001DB5FD00.png" manifest:media-type="image/png"/>
  <manifest:file-entry manifest:full-path="Pictures/10000001000000A0000000A0CFCAB972.png" manifest:media-type="image/png"/>
  <manifest:file-entry manifest:full-path="Pictures/10000001000000A0000000A0ACFA4BAA.png" manifest:media-type="image/png"/>
  <manifest:file-entry manifest:full-path="Pictures/10000001000000A0000000A0212818FE.png" manifest:media-type="image/png"/>
  <manifest:file-entry manifest:full-path="Pictures/10000001000000A0000000A05D6B5393.png" manifest:media-type="image/png"/>
  <manifest:file-entry manifest:full-path="Pictures/10000001000000A0000000A0C6BB3F1C.png" manifest:media-type="image/png"/>
  <manifest:file-entry manifest:full-path="Pictures/10000001000000A0000000A0218837D2.png" manifest:media-type="image/png"/>
  <manifest:file-entry manifest:full-path="Pictures/10000001000000A0000000A054E34B7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nter SemiBold" svg:font-family="'Inter SemiBol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69a2e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svg:stroke-width="0.028cm" svg:stroke-color="#000000" draw:marker-start-width="0.242cm" draw:marker-end-width="0.242cm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1">
      <style:graphic-properties svg:stroke-width="0.035cm" svg:stroke-color="#ffffff" draw:marker-start-width="0.252cm" draw:marker-end-width="0.252cm" draw:fill="gradient" draw:fill-color="#00a933" draw:fill-gradient-name="Pastel_20_Bouquet" draw:textarea-horizontal-align="justify" draw:textarea-vertical-align="middle" draw:auto-grow-height="false" fo:min-height="3.25cm" fo:min-width="17.5cm" fo:padding-top="0.142cm" fo:padding-bottom="0.142cm" fo:padding-left="0.267cm" fo:padding-right="0.267cm" loext:glow-radius="2.117cm" loext:glow-color="#ffffff" loext:glow-transparency="70%" loext:softedge-radius="0.10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514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gradient" draw:fill-color="#00a933" draw:fill-gradient-name="Pastel_20_Bouquet"/>
      <style:paragraph-properties fo:margin-left="0cm" fo:margin-right="0cm" fo:margin-top="0cm" fo:margin-bottom="0cm" fo:line-height="100%" fo:text-align="center" fo:text-indent="0cm"/>
      <style:text-properties fo:font-size="26pt" style:font-size-asian="26pt" style:font-size-complex="26pt"/>
    </style:style>
    <style:style style:name="P4" style:family="paragraph">
      <style:text-properties style:font-name="Inter SemiBold" fo:font-size="10pt" style:font-size-asian="12pt" style:font-size-complex="12pt"/>
    </style:style>
    <style:style style:name="P5" style:family="paragraph">
      <loext:graphic-properties draw:fill="none" draw:fill-color="#ffffff"/>
      <style:text-properties style:text-position="0% 100%" style:font-name="Inter SemiBold" fo:font-size="10pt" style:font-size-asian="12pt" style:font-size-complex="12pt"/>
    </style:style>
    <style:style style:name="P6" style:family="paragraph">
      <style:text-properties style:font-name="Inter SemiBold" fo:font-size="10pt" style:font-size-asian="10pt" style:font-size-complex="10pt"/>
    </style:style>
    <style:style style:name="P7" style:family="paragraph">
      <loext:graphic-properties draw:fill="none" draw:fill-color="#ffffff"/>
      <style:text-properties style:text-position="0% 100%" style:font-name="Inter SemiBold" fo:font-size="10pt" style:font-size-asian="10pt" style:font-size-complex="10pt"/>
    </style:style>
    <style:style style:name="P8" style:family="paragraph">
      <loext:graphic-properties draw:fill-color="#ffffff"/>
    </style:style>
    <style:style style:name="T1" style:family="text">
      <style:text-properties style:font-name="Inter SemiBold" fo:font-size="26pt" fo:font-style="normal" fo:text-shadow="1pt 1pt" style:font-size-asian="26pt" style:font-style-asian="normal" style:font-size-complex="26pt" style:font-style-complex="normal"/>
    </style:style>
    <style:style style:name="T2" style:family="text">
      <style:text-properties style:font-name="Inter SemiBold" style:font-size-asian="12pt" style:font-size-complex="12pt"/>
    </style:style>
    <style:style style:name="T3" style:family="text">
      <style:text-properties style:font-name="Inter SemiBol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seite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.59cm" svg:height="2.514cm" svg:x="17.398cm" svg:y="3.936cm">
          <draw:image xlink:href="Pictures/10000001000000A0000000A054E34B74.png" xlink:type="simple" xlink:show="embed" xlink:actuate="onLoad" draw:mime-type="image/png">
            <text:p/>
          </draw:image>
        </draw:frame>
        <draw:frame draw:style-name="gr1" draw:text-style-name="P1" draw:layer="layout" svg:width="3.986cm" svg:height="3.866cm" svg:x="9.08cm" svg:y="11.102cm">
          <draw:image xlink:href="Pictures/10000001000000A0000000A0218837D2.png" xlink:type="simple" xlink:show="embed" xlink:actuate="onLoad" draw:mime-type="image/png">
            <text:p/>
          </draw:image>
        </draw:frame>
        <draw:frame draw:style-name="gr2" draw:text-style-name="P1" draw:layer="layout" svg:width="2.267cm" svg:height="2.2cm" svg:x="12.537cm" svg:y="2.138cm">
          <draw:image xlink:href="Pictures/10000001000000A0000000A0C6BB3F1C.png" xlink:type="simple" xlink:show="embed" xlink:actuate="onLoad" draw:mime-type="image/png">
            <text:p/>
          </draw:image>
        </draw:frame>
        <draw:frame draw:style-name="gr1" draw:text-style-name="P1" draw:layer="layout" svg:width="4.169cm" svg:height="4.046cm" svg:x="14.375cm" svg:y="11.033cm">
          <draw:image xlink:href="Pictures/10000001000000A0000000A05D6B5393.png" xlink:type="simple" xlink:show="embed" xlink:actuate="onLoad" draw:mime-type="image/png">
            <text:p/>
          </draw:image>
        </draw:frame>
        <draw:frame draw:style-name="gr1" draw:text-style-name="P1" draw:layer="layout" svg:width="2.722cm" svg:height="2.643cm" svg:x="7.293cm" svg:y="3.817cm">
          <draw:image xlink:href="Pictures/10000001000000A0000000A0212818FE.png" xlink:type="simple" xlink:show="embed" xlink:actuate="onLoad" draw:mime-type="image/png">
            <text:p/>
          </draw:image>
        </draw:frame>
        <draw:custom-shape draw:style-name="gr3" draw:text-style-name="P3" draw:layer="layout" svg:width="18cm" svg:height="3.5cm" svg:x="5cm" svg:y="5.5cm">
          <text:p text:style-name="P2"><text:span text:style-name="T1">MINECRAFT-ONE-WEEK-CHALLENGE</text:span><text:span text:style-name="T1"><text:line-break/></text:span><text:span text:style-name="T1">RELOADED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353cm" svg:height="3.252cm" svg:x="6.334cm" svg:y="7.819cm">
          <draw:image xlink:href="Pictures/10000001000000A0000000A0ACFA4BAA.png" xlink:type="simple" xlink:show="embed" xlink:actuate="onLoad" draw:mime-type="image/png">
            <text:p/>
          </draw:image>
        </draw:frame>
        <draw:frame draw:style-name="gr1" draw:text-style-name="P1" draw:layer="layout" svg:width="3.444cm" svg:height="3.344cm" svg:x="17.823cm" svg:y="7.828cm">
          <draw:image xlink:href="Pictures/10000001000000A0000000A0CFCAB972.png" xlink:type="simple" xlink:show="embed" xlink:actuate="onLoad" draw:mime-type="image/png">
            <text:p/>
          </draw:image>
        </draw:frame>
        <draw:frame draw:style-name="gr4" draw:text-style-name="P5" draw:layer="layout" svg:width="12.5cm" svg:height="1.199cm" svg:x="20.341cm" svg:y="15.046cm">
          <draw:text-box>
            <text:p text:style-name="P4"><text:span text:style-name="T2">Benjamin Brohs, Kevin Hecke, Justin Meng</text:span></text:p>
          </draw:text-box>
        </draw:frame>
        <draw:frame draw:style-name="gr5" draw:text-style-name="P7" draw:layer="layout" svg:width="3cm" svg:height="0.75cm" svg:x="12.609cm" svg:y="15.023cm">
          <draw:text-box>
            <text:p text:style-name="P6"><text:span text:style-name="T3">HTW-Berlin</text:span></text:p>
          </draw:text-box>
        </draw:frame>
        <draw:frame draw:style-name="gr6" draw:text-style-name="P7" draw:layer="layout" svg:width="4cm" svg:height="0.764cm" svg:x="-0.127cm" svg:y="15.123cm">
          <draw:text-box>
            <text:p text:style-name="P6"><text:span text:style-name="T3">Softwaretechnik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Intro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8" draw:text-style-name="P1" draw:layer="layout" svg:width="9.101cm" svg:height="9.101cm" svg:x="17.569cm" svg:y="3.685cm">
          <draw:image xlink:href="Pictures/1000000100000200000002001DB5FD0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Gliederung</text:p>
          </draw:text-box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Domänenmodell</text:p>
          </draw:text-box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8" draw:text-style-name="P1" draw:layer="layout" svg:width="16.137cm" svg:height="15.749cm" svg:x="2.54cm" svg:y="-0.509cm">
          <draw:image xlink:href="Pictures/100000000000036700000352D6B2E66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Designmodell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Use-Case Modell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layer="layout" svg:width="25.199cm" svg:height="3.473cm" svg:x="1.4cm" svg:y="0.212cm" presentation:class="title" presentation:user-transformed="true">
          <draw:text-box>
            <text:p>Movement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GUI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Strukturen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Fazit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nter SemiBold" svg:font-family="'Inter SemiBol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Bouquet" draw:display-name="Pastel Bouquet" draw:style="linear" draw:start-color="#069a2e" draw:end-color="#999999" draw:start-intensity="100%" draw:end-intensity="100%" draw:angle="30deg" draw:border="0%">
      <loext:gradient-stop svg:offset="0" loext:color-type="rgb" loext:color-value="#069a2e"/>
      <loext:gradient-stop svg:offset="1" loext:color-type="rgb" loext:color-value="#99999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069a2e" draw:end-color="#999999" draw:start-intensity="100%" draw:end-intensity="100%" draw:angle="30deg" draw:border="0%">
      <loext:gradient-stop svg:offset="0" loext:color-type="rgb" loext:color-value="#069a2e"/>
      <loext:gradient-stop svg:offset="1" loext:color-type="rgb" loext:color-value="#99999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9T14:23:25.358284861</meta:creation-date>
    <meta:generator>LibreOffice/24.2.7.2$Linux_X86_64 LibreOffice_project/420$Build-2</meta:generator>
    <dc:date>2025-06-29T15:43:26.883762767</dc:date>
    <meta:editing-duration>PT41M23S</meta:editing-duration>
    <meta:editing-cycles>10</meta:editing-cycles>
    <meta:document-statistic meta:object-count="72"/>
  </office:meta>
</office:document-meta>
</file>